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ndard Symbols L" svg:font-family="'Standard Symbols L'" style:font-adornments="Normal" style:font-pitch="variable" style:font-charset="x-symbol"/>
    <style:font-face style:name="Consolas1" svg:font-family="Consolas" style:font-adornments="Gras" style:font-pitch="fixed"/>
    <style:font-face style:name="Consolas2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Nimbus Mono L" svg:font-family="'Nimbus Mono L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Futura LtCn BT" svg:font-family="'Futura LtCn BT'" style:font-pitch="variable"/>
    <style:font-face style:name="Futura MdCn BT" svg:font-family="'Futura MdCn BT'" style:font-pitch="variable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RW Bookman L" svg:font-family="'URW Bookman L'" style:font-pitch="variable"/>
    <style:font-face style:name="Utopia-Regular" svg:font-family="Utopia-Regular" style:font-adornments="Normal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1" style:family="table">
      <style:table-properties style:width="19.59cm" table:align="margins"/>
    </style:style>
    <style:style style:name="rststyle-Table1.A" style:family="table-column">
      <style:table-column-properties style:column-width="8.378cm" style:rel-column-width="28027*"/>
    </style:style>
    <style:style style:name="rststyle-Table1.B" style:family="table-column">
      <style:table-column-properties style:column-width="11.211cm" style:rel-column-width="37508*"/>
    </style:style>
    <style:style style:name="rststyle-Table1.A1" style:family="table-cell">
      <style:table-cell-properties fo:padding="0.049cm" fo:border="0.035cm solid #000000"/>
    </style:style>
    <style:style style:name="T1" style:family="text">
      <style:text-properties style:font-name="Standard Symbols L" style:font-name-asian="Standard Symbols L" style:font-name-complex="Standard Symbols L"/>
    </style:style>
    <style:style style:name="T2" style:family="text">
      <style:text-properties style:font-name="Futura LtCn BT"/>
    </style:style>
    <style:style style:name="T3" style:family="text">
      <style:text-properties fo:color="#c90016" style:font-name="Standard Symbols L" style:font-name-asian="Standard Symbols L" style:font-name-complex="Standard Symbols 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h text:style-name="rststyle-heading1" text:outline-level="1">Chapitre 6 : les opérations d'entrées-sorties</text:h>
        </text:list-item>
      </text:list>
      <text:p text:style-name="rststyle-textbody">Tout programme informatique devra à un moment ou un autre accéder à des ressources extérieures par le biais d'un mécanisme d'entrées/sorties [abrégé ici E/S], par exemple pour lire ou écrire des données sur le disque dur.</text:p>
      <text:p text:style-name="rststyle-textbody">Haskell fourni pour cela un système puissant et expressif. Il est facile à prendre en main et il est important de bien le maîtriser.</text:p>
      <text:p text:style-name="rststyle-textbody">Normalement, Haskell ne permet aucun effet de bord de ce type. Cependant, le mécanisme d'entrées/sorties est une exception à cette règle, et il est aussi important de comprendre comment il s'adapte à cette situation. Haskell dispose d'outils très utiles pour séparer du code qui introduit des effets de bord, ce qui rendra du reste votre code facile à maintenir. Il permet aussi aux compilateurs d'introduire automatiquement des optimisations et le parallélisme.</text:p>
      <text:p text:style-name="rststyle-textbody">Nous allons commencer ce chapitre par exemple simple d'E/S en Haskell. Nous discuterons ensuite des options plus puissantes qui s'offrent à nous, mais aussi nous intéresser à la manière dont sont gérées les entrees/sorties dans un monde fonctionnel <text:span text:style-name="rststyle-inlineliteral">pur</text:span> et <text:span text:style-name="rststyle-inlineliteral">paresseux</text:span>.</text:p>
      <text:section text:style-name="Sect1" text:name="Section1">
        <text:list text:style-name="Outline" text:continue-numbering="true">
          <text:list-item>
            <text:list text:continue-numbering="true">
              <text:list-item>
                <text:h text:style-name="rststyle-heading2" text:outline-level="2">Les entrées sorties basiques avec Haskell</text:h>
              </text:list-item>
            </text:list>
          </text:list-item>
        </text:list>
        <text:p text:style-name="rststyle-textbody">Commençons les E/S en examinant un programme simpliste qui ressemble beaucoup aux langages plus courants comme le C ou encore Perl :</text:p>
        <text:p text:style-name="rststyle-codeblock">-- ch07/basicio.hs<text:line-break/><text:span text:style-name="rststyle-codeblock-functionname">main</text:span> = do<text:line-break/> <text:s text:c="2"/><text:span text:style-name="rststyle-codeblock-name">putStrLn</text:span> <text:span text:style-name="rststyle-codeblock-string">"</text:span><text:span text:style-name="rststyle-codeblock-string">Salut...Quel est ton nom?</text:span><text:span text:style-name="rststyle-codeblock-string">"</text:span><text:line-break/> <text:s text:c="2"/><text:span text:style-name="rststyle-codeblock-name">inpStr</text:span> &lt;- <text:span text:style-name="rststyle-codeblock-name">getLine</text:span><text:line-break/> <text:s text:c="2"/><text:span text:style-name="rststyle-codeblock-name">putStrLn</text:span> <text:span text:style-name="rststyle-codeblock-operator">$</text:span> <text:span text:style-name="rststyle-codeblock-string">"</text:span><text:span text:style-name="rststyle-codeblock-string">Bienvenu dans Haskell, </text:span><text:span text:style-name="rststyle-codeblock-string">"</text:span> <text:span text:style-name="rststyle-codeblock-operator">++</text:span> <text:span text:style-name="rststyle-codeblock-name">inpStr</text:span> <text:span text:style-name="rststyle-codeblock-operator">++</text:span> <text:span text:style-name="rststyle-codeblock-string">"</text:span><text:span text:style-name="rststyle-codeblock-string">!</text:span><text:span text:style-name="rststyle-codeblock-string">"</text:span><text:line-break/></text:p>
        <text:p text:style-name="rststyle-textbody">Vous pouvez compiler celui-ci en un exécutable, le lancer avec <text:span text:style-name="rststyle-inlineliteral">runghc</text:span>, avec <text:span text:style-name="rststyle-inlineliteral">hugs</text:span>, ou invoquer la fonction <text:span text:style-name="rststyle-inlineliteral">main</text:span> depuis <text:span text:style-name="rststyle-inlineliteral">ghci</text:span>. Voici par exemple la sortie dans l'environnement <text:span text:style-name="rststyle-inlineliteral">runghc</text:span>:</text:p>
        <text:p text:style-name="rststyle-codeblock">$ runghc basicio.hs<text:line-break/>Greetings! <text:s/>What is your name?<text:line-break/>Kib<text:line-break/>Bienvenu dans Haskell, Kib!</text:p>
        <text:p text:style-name="rststyle-textbody">C'est un résultat assez simple et évident. Vous pouvez voir que <text:span text:style-name="rststyle-inlineliteral">putStrLn</text:span> écrit une chaîne, suivi d'un caractère de fin de ligne. <text:span text:style-name="rststyle-inlineliteral">getLine</text:span> lit une ligne d'entrée standard. L'opérateur <text:span text:style-name="rststyle-inlineliteral">&lt;-</text:span> peut être nouveau pour vous, il assigne le résultat de l'action d'E/S à un nom. Nous employons l'opérateur simple de concaténation de liste <text:span text:style-name="rststyle-inlineliteral">++</text:span> pour joindre la chaîne d'entrée avec notre propre texte.</text:p>
        <text:p text:style-name="rststyle-textbody">Jetons un coup d'oeil aux types de <text:span text:style-name="rststyle-inlineliteral">putStrLn</text:span> et <text:span text:style-name="rststyle-inlineliteral">getLine</text:span>. Vous pouvez trouvez ces informations dans la bibliothèque de référence, ou demandez juste à ghci:</text:p>
        <text:p text:style-name="rststyle-codeblock">ghci&gt; :t putStrLn<text:line-break/>putStrLn :: String -&gt; IO ()<text:line-break/>ghci&gt; :t getLine<text:line-break/>getLine :: IO String</text:p>
        <text:p text:style-name="rststyle-textbody">Notez que tous les deux types ont <text:span text:style-name="rststyle-inlineliteral">IO</text:span> en leur valeur de retour. Vous savez ainsi qu'ils peuvent avoir des effets secondaires, ou que ils peuvent renvoyer différentes valeurs même lorsqu'appelés avec les mêmes arguments. Le type de <text:span text:style-name="rststyle-inlineliteral">putStrLn</text:span> semble être celui d'une fonction. Il prend un paramètre de type chaîne et retourne une valeur de type <text:span text:style-name="rststyle-inlineliteral">IO ()</text:span>. Mais était-ce bien une E/S ?</text:p>
        <text:p text:style-name="rststyle-textbody"><text:soft-page-break/>Quelque chose qui est type <text:span text:style-name="rststyle-inlineliteral">IO quelque chose</text:span> est une action entrée-sortie. Vous pouvez la stocker et rien ne se produira. Je pourrais écrire <text:span text:style-name="rststyle-inlineliteral">writefoo = putStrLn "foo"</text:span> , rien se produirai alors. Mais si j'appelle plus tard <text:span text:style-name="rststyle-inlineliteral">writefoo</text:span> au milieu d'une autre action d'entrée-sortie, l'action <text:span text:style-name="rststyle-inlineliteral">writefoo</text:span> sera exécutée quand l'action de son parent le sera elle aussi. <text:span text:style-name="rststyle-inlineliteral">()</text:span> est un tuple vide (prononcé « unit »), indiquant qu'il y a aucune valeur de retour de <text:span text:style-name="rststyle-inlineliteral">putStrLn</text:span>. Ce qui est semblable à <text:span text:style-name="rststyle-inlineliteral">void</text:span> en Java ou C.</text:p>
        <text:p text:style-name="rststyle-textbody">Regardons cela de plus près avec ghci</text:p>
        <text:p text:style-name="rststyle-codeblock">ghci&gt; let writefoo = putStrLn "foo"<text:line-break/>ghci&gt; writefoo<text:line-break/>foo</text:p>
        <text:p text:style-name="rststyle-textbody">Dans cet exemple, le <text:span text:style-name="rststyle-inlineliteral">foo</text:span> n'est pas la valeur de retour de <text:span text:style-name="rststyle-inlineliteral">putStrLn</text:span>. C'est plutôt un effet secondaire de <text:span text:style-name="rststyle-inlineliteral">putStrLn</text:span> écrivant <text:span text:style-name="rststyle-inlineliteral">foo</text:span> dans le terminal.</text:p>
        <text:p text:style-name="rststyle-textbody">Notons une autre chose : <text:span text:style-name="rststyle-strong">ghci</text:span> a en fait exécuté <text:span text:style-name="rststyle-inlineliteral">writefoo</text:span>. Ceci signifie qu'une fois donnéé une action d'entrée-sortie, <text:span text:style-name="rststyle-strong">ghci</text:span> l'exécutera pour vous sur immédiatement.</text:p>
        <text:p text:style-name="rststyle-textbody">Qu'est-ce qu'une Action ?</text:p>
        <text:p text:style-name="rststyle-textbody">Toutes les actions :</text:p>
        <text:list text:style-name="rststyle-bulletlist">
          <text:list-item>
            <text:p text:style-name="rststyle-bulletitem">Ont un type <text:span text:style-name="rststyle-inlineliteral">IO t</text:span></text:p>
          </text:list-item>
          <text:list-item>
            <text:p text:style-name="rststyle-bulletitem">Sont des valeurs de première classe en Haskell</text:p>
          </text:list-item>
          <text:list-item>
            <text:p text:style-name="rststyle-bulletitem">Produisent un effet lorsqu'elles sont exécutées, mais pas lorsqu'elles sont évaluées. En fait, elles sont uniquement un effet lorsqu'elles sont déclenchées par quelque chose d'autre dans un contexte d'entrée-sortie.</text:p>
          </text:list-item>
          <text:list-item>
            <text:p text:style-name="rststyle-bulletitem">Une expression peut produire une action comme étant une de ses valeurs, mais l'action ne sera pas effectuée tant qu'elle ne sera pas exécutée.</text:p>
          </text:list-item>
          <text:list-item>
            <text:p text:style-name="rststyle-bulletitem">Exécuter une action de type <text:span text:style-name="rststyle-inlineliteral">IO t</text:span> exécutera une E/S et retournera une valeur de type t.</text:p>
          </text:list-item>
        </text:list>
        <text:p text:style-name="rststyle-textbody">Le type de <text:span text:style-name="rststyle-inlineliteral">getLine</text:span> peut vous sembler étranger. Il ressemble à plus une valeur qu'à une fonction. Et en fait, c'est une façon de le voir : <text:span text:style-name="rststyle-inlineliteral">getLine</text:span> enregistre simplement une action d'E/S. Lorsque celle-ci est exécutée, vous obtenez une chaîne en retour. L'opérateur <text:span text:style-name="rststyle-inlineliteral">&lt;-</text:span> est utilisé pour extraire le résultat d'une action d'E/S et stocker ce dernier dans une variable.</text:p>
        <text:p text:style-name="rststyle-textbody"><text:span text:style-name="rststyle-inlineliteral">main</text:span> est aussi action de type <text:span text:style-name="rststyle-inlineliteral">IO ()</text:span>. Vous ne pouvez exécuter des actions d'E/S qu'à l'intérieur d'autres actions d'E/S. Toutes les actions d'E/S en Haskell dérivent d'une action de plus haut niveau, qui se situe à l'endroit de la fonction <text:span text:style-name="rststyle-inlineliteral">main</text:span>, c'est en effet ici que tout programme Haskell commence. C'est en quelque sorte le mécanisme qui permet à Haskell d'isoler les actions d'E/S (impures) du reste du code (pur). La plupart des programmes écrits en Haskell fonctionnent ainsi, ayant leur code principal en dehors des actions d'E/S; ces dernières sont juste là pour exécuter les entrées-sorties et apeller le code pur.</text:p>
        <text:p text:style-name="rststyle-textbody">Le mot clef <text:span text:style-name="rststyle-inlineliteral">do</text:span> est un raccourci qui permet d'enchaîner plusieurs actions. Comme nous le verrons plus tard, il existe d'autres moyens de procéder. Mais lorsque vous utiliser <text:span text:style-name="rststyle-inlineliteral">do</text:span> ainsi, l'indentation à son importance, aussi prêtez attention à la façon dont vous écrivez vos actions.</text:p>
        <text:p text:style-name="rststyle-textbody"><text:span text:style-name="rststyle-inlineliteral">do</text:span> s'utilise lorsque nous avons plus d'une action à effectuer. La valeur d' un bloc <text:span text:style-name="rststyle-inlineliteral">do</text:span> est celle de la dernière action exécutée à l'intérieur du bloc. Pour une description complète de <text:span text:style-name="rststyle-inlineliteral">do</text:span>, voir <text:a xlink:type="simple" xlink:href="http://book.realworldhaskell.org/beta/monads.html#monads.do">http://book.realworldhaskell.org/beta/monads.html#monads.do</text:a></text:p>
        <text:p text:style-name="rststyle-textbody">Considérons l'exemple suivant qui apelle une fonction pure à l'intérieur d'une action d'E/S :</text:p>
        <text:p text:style-name="rststyle-codeblock">-- ch07/callingpure.hs<text:line-break/><text:line-break/><text:span text:style-name="rststyle-codeblock-functionname">name2reply</text:span> :: String -&gt; String<text:line-break/><text:span text:style-name="rststyle-codeblock-functionname">name2reply</text:span> <text:span text:style-name="rststyle-codeblock-name">name</text:span> =<text:line-break/> <text:s text:c="3"/><text:span text:style-name="rststyle-codeblock-string">"</text:span><text:span text:style-name="rststyle-codeblock-string">Pleased to meet you, </text:span><text:span text:style-name="rststyle-codeblock-string">"</text:span> <text:span text:style-name="rststyle-codeblock-operator">++</text:span> <text:span text:style-name="rststyle-codeblock-name">name</text:span> <text:span text:style-name="rststyle-codeblock-operator">++</text:span> <text:span text:style-name="rststyle-codeblock-string">"</text:span><text:span text:style-name="rststyle-codeblock-string">.</text:span>\n<text:span text:style-name="rststyle-codeblock-string">"</text:span> <text:span text:style-name="rststyle-codeblock-operator">++</text:span><text:line-break/> <text:s text:c="3"/><text:span text:style-name="rststyle-codeblock-string">"</text:span><text:span text:style-name="rststyle-codeblock-string">Your name contains </text:span><text:span text:style-name="rststyle-codeblock-string">"</text:span> <text:span text:style-name="rststyle-codeblock-operator">++</text:span> <text:span text:style-name="rststyle-codeblock-name">charcount</text:span> <text:span text:style-name="rststyle-codeblock-operator">++</text:span> <text:span text:style-name="rststyle-codeblock-string">"</text:span><text:span text:style-name="rststyle-codeblock-string"> characters.</text:span><text:span text:style-name="rststyle-codeblock-string">"</text:span><text:line-break/> <text:s text:c="3"/>where <text:span text:style-name="rststyle-codeblock-name">charcount</text:span> = <text:span text:style-name="rststyle-codeblock-name">show</text:span> (<text:span text:style-name="rststyle-codeblock-name">length</text:span> <text:span text:style-name="rststyle-codeblock-name">name</text:span>)<text:line-break/><text:line-break/><text:soft-page-break/><text:span text:style-name="rststyle-codeblock-functionname">main</text:span> :: IO ()<text:line-break/><text:span text:style-name="rststyle-codeblock-functionname">main</text:span> = do<text:line-break/> <text:s text:c="6"/><text:span text:style-name="rststyle-codeblock-name">putStrLn</text:span> <text:span text:style-name="rststyle-codeblock-string">"</text:span><text:span text:style-name="rststyle-codeblock-string">Greetings once again. <text:s/>What is your name?</text:span><text:span text:style-name="rststyle-codeblock-string">"</text:span><text:line-break/> <text:s text:c="6"/><text:span text:style-name="rststyle-codeblock-name">inpStr</text:span> &lt;- <text:span text:style-name="rststyle-codeblock-name">getLine</text:span><text:line-break/> <text:s text:c="6"/>let <text:span text:style-name="rststyle-codeblock-name">outStr</text:span> = <text:span text:style-name="rststyle-codeblock-name">name2reply</text:span> <text:span text:style-name="rststyle-codeblock-name">inpStr</text:span><text:line-break/> <text:s text:c="6"/><text:span text:style-name="rststyle-codeblock-name">putStrLn</text:span> <text:span text:style-name="rststyle-codeblock-name">outStr</text:span><text:line-break/></text:p>
        <text:p text:style-name="rststyle-textbody">Remarquez la fonction <text:span text:style-name="rststyle-inlineliteral">name2reply</text:span> dans cet exemple. C'est une fonction normale, et donc pure, qui obeït à toutes les règles que nous avons déjà vu : elle retourne toujours le même résultat lorsqu'on lui transmet le même argument. Elle n'a aucun effet de bord, et opère de façon <text:span text:style-name="rststyle-inlineliteral">paresseuse</text:span>. Elle utilise les fonctions Haskell prédéfinies <text:span text:style-name="rststyle-inlineliteral">(++)</text:span>, <text:span text:style-name="rststyle-inlineliteral">show</text:span>, et <text:span text:style-name="rststyle-inlineliteral">length</text:span>.</text:p>
        <text:p text:style-name="rststyle-textbody">De retour dans <text:span text:style-name="rststyle-inlineliteral">main</text:span>, nous assignons le résultat de name2reply nommé <text:span text:style-name="rststyle-inlineliteral">inpStr</text:span> à la variable <text:span text:style-name="rststyle-inlineliteral">outStr</text:span>. Lorsque nous travaillons à l'intérieur d' un bloc <text:span text:style-name="rststyle-inlineliteral">do</text:span>, pensez à utiliser <text:span text:style-name="rststyle-inlineliteral">&lt;-</text:span> pour capturer le résultat des actions d'E/S et <text:span text:style-name="rststyle-inlineliteral">let</text:span> pour obtenir le résultat d'une fonction pure.</text:p>
        <text:p text:style-name="rststyle-textbody">Vous pouvez voir comment nous lisons le nom de la personne à partir du clavier. Alors, cette donnée est passée en paramètre à une fonction pure qui retourne ensuite la chaîne à afficher. En fait, les deux dernières lignes de <text:span text:style-name="rststyle-inlineliteral">main</text:span> auraient pû être remplacées par <text:span text:style-name="rststyle-inlineliteral">putStrLn (name2reply inpStr)</text:span>. Retenons que même si <text:span text:style-name="rststyle-inlineliteral">main</text:span> possède des effets de bord par le fait qu'elle affiche des choses à l'écran, les fonctions pures ne le font et ne le peuvent pas. C'est parce que <text:span text:style-name="rststyle-inlineliteral">name2reply</text:span> est une fonction pure, et non une action.</text:p>
        <text:p text:style-name="rststyle-textbody">Examinons ceci avec <text:span text:style-name="rststyle-strong">ghci</text:span></text:p>
        <text:p text:style-name="rststyle-codeblock">ghci&gt; :l callingpure.hs<text:line-break/>[1 of 1] Compiling Main <text:s text:c="12"/>( callingpure.hs, interpreted )<text:line-break/>Ok, modules loaded: Main.<text:line-break/>ghci&gt; name2reply "John"<text:line-break/>"Pleased to meet you, John.\nYour name contains 4 characters."<text:line-break/>ghci&gt; putStrLn (name2reply "John")<text:line-break/>Pleased to meet you, John.<text:line-break/>Your name contains 4 characters.</text:p>
        <text:p text:style-name="rststyle-textbody">Le <text:span text:style-name="rststyle-inlineliteral">\n</text:span> à l'intérieur de la chaîne est le caractère symbolisant une fin de ligne, ce qui fait que le terminal en commence une nouvelle ensuite. Le fait d'apeller <text:span text:style-name="rststyle-inlineliteral">name2reply "Toto"</text:span> directement depuis <text:span text:style-name="rststyle-strong">ghci</text:span> affichera <text:span text:style-name="rststyle-inlineliteral">\n</text:span> littéralement, parce qu'il utilise <text:span text:style-name="rststyle-inlineliteral">show</text:span> pour montrer la valeur de retour. Mais utiliser <text:span text:style-name="rststyle-inlineliteral">putStrLn</text:span> à la place fait que la chaîne sera interprétée, ce qui exécute la fin de ligne.</text:p>
        <text:p text:style-name="rststyle-textbody"/>
        <text:p text:style-name="Standard">Ici le style standard,</text:p>
        <text:p text:style-name="Standard"/>
        <text:p text:style-name="Standard">Tableaux :</text:p>
        <text:p text:style-name="Standard"/>
        <table:table table:name="rststyle-Table1" table:style-name="rststyle-Table1">
          <table:table-column table:style-name="rststyle-Table1.A"/>
          <table:table-column table:style-name="rststyle-Table1.B"/>
          <table:table-header-rows>
            <table:table-row>
              <table:table-cell table:style-name="rststyle-Table1.A1" office:value-type="string">
                <text:p text:style-name="Table_20_Heading">Col 1</text:p>
              </table:table-cell>
              <table:table-cell table:style-name="rststyle-Table1.A1" office:value-type="string">
                <text:p text:style-name="Table_20_Heading">Col 2</text:p>
              </table:table-cell>
            </table:table-row>
          </table:table-header-rows>
          <table:table-row>
            <table:table-cell table:style-name="rststyle-Table1.A1" office:value-type="string">
              <text:p text:style-name="rststyle-textbody">Ligne 1, col 1</text:p>
            </table:table-cell>
            <table:table-cell table:style-name="rststyle-Table1.A1" office:value-type="string">
              <text:p text:style-name="rststyle-textbody">Ligne 1, col 1</text:p>
            </table:table-cell>
          </table:table-row>
          <table:table-row>
            <table:table-cell table:style-name="rststyle-Table1.A1" office:value-type="string">
              <text:p text:style-name="rststyle-textbody">Ligne 2, col 1</text:p>
            </table:table-cell>
            <table:table-cell table:style-name="rststyle-Table1.A1" office:value-type="string">
              <text:p text:style-name="rststyle-textbody">Ligne 2, col 2</text:p>
            </table:table-cell>
          </table:table-row>
          <table:table-row>
            <table:table-cell table:style-name="rststyle-Table1.A1" office:value-type="string">
              <text:p text:style-name="rststyle-textbody">Ligne 3, col 1</text:p>
            </table:table-cell>
            <table:table-cell table:style-name="rststyle-Table1.A1" office:value-type="string">
              <text:p text:style-name="rststyle-textbody">Ligne 3, col 2.</text:p>
            </table:table-cell>
          </table:table-row>
        </table:table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rststyle-heading3" text:outline-level="3"/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ndard Symbols L" svg:font-family="'Standard Symbols L'" style:font-adornments="Normal" style:font-pitch="variable" style:font-charset="x-symbol"/>
    <style:font-face style:name="Consolas1" svg:font-family="Consolas" style:font-adornments="Gras" style:font-pitch="fixed"/>
    <style:font-face style:name="Consolas2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Nimbus Mono L" svg:font-family="'Nimbus Mono L'" style:font-family-generic="modern" style:font-pitch="fixed"/>
    <style:font-face style:name="Arial Black" svg:font-family="'Arial Black'" style:font-pitch="variable"/>
    <style:font-face style:name="DejaVu Sans" svg:font-family="'DejaVu Sans'" style:font-pitch="variable"/>
    <style:font-face style:name="Futura LtCn BT" svg:font-family="'Futura LtCn BT'" style:font-pitch="variable"/>
    <style:font-face style:name="Futura MdCn BT" svg:font-family="'Futura MdCn BT'" style:font-pitch="variable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RW Bookman L" svg:font-family="'URW Bookman L'" style:font-pitch="variable"/>
    <style:font-face style:name="Utopia-Regular" svg:font-family="Utopia-Regular" style:font-adornments="Normal" style:font-pitch="variable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topia-Regular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cccccc" text:number-lines="false" text:line-number="0">
        <style:background-image/>
      </style:paragraph-properties>
      <style:text-properties style:font-name="Helvetica Narrow" fo:font-style="normal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text-properties style:font-name="Utopia-Regular" fo:font-size="10pt"/>
    </style:style>
    <style:style style:name="rststyle-bulletitem" style:family="paragraph" style:parent-style-name="Standard" style:list-style-name="rststyle-bulletlist">
      <style:text-properties style:font-name="Utopia-Regular" fo:font-size="10pt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list-style-name="Outline" style:master-page-name="" style:default-outline-level="1">
      <style:paragraph-properties fo:text-align="center" style:justify-single-word="false" style:page-number="auto" fo:background-color="transparent" style:shadow="none">
        <style:background-image/>
      </style:paragraph-properties>
      <style:text-properties fo:color="#dc2300" style:font-name="Helvetica Condensed" fo:font-size="30pt" fo:font-weight="normal"/>
    </style:style>
    <style:style style:name="rststyle-heading2" style:family="paragraph" style:parent-style-name="Heading_20_2" style:next-style-name="Text_20_body" style:list-style-name="Outline" style:default-outline-level="2">
      <style:text-properties fo:color="#ffb515" style:font-name="Helvetica Condensed" fo:font-size="26pt" fo:font-style="normal" fo:font-weight="normal" style:font-weight-asian="normal" style:font-weight-complex="normal"/>
    </style:style>
    <style:style style:name="rststyle-heading3" style:family="paragraph" style:parent-style-name="Heading_20_3" style:next-style-name="Text_20_body" style:list-style-name="Outline" style:default-outline-level="3">
      <style:text-properties fo:color="#c90016" style:font-name="Helvetica Condensed1" fo:font-size="22pt"/>
    </style:style>
    <style:style style:name="rststyle-heading4" style:family="paragraph" style:parent-style-name="Heading_20_4" style:next-style-name="Text_20_body" style:list-style-name="Outline" style:default-outline-level="4">
      <style:text-properties style:font-name="Helvetica Condensed" fo:font-size="22pt" fo:font-style="normal" fo:font-weight="normal" style:font-weight-asian="normal" style:font-weight-complex="normal"/>
    </style:style>
    <style:style style:name="rststyle-heading5" style:family="paragraph" style:parent-style-name="Heading_20_5" style:next-style-name="Text_20_body">
      <style:text-properties fo:color="#579d1c" style:font-name="Helvetica Condensed" fo:font-size="18pt" fo:font-weight="normal"/>
    </style:style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>
      <style:paragraph-properties style:border-line-width-bottom="0.002cm 0.035cm 0.002cm" fo:padding="0cm" fo:border-left="none" fo:border-right="none" fo:border-top="none" fo:border-bottom="0.039cm double #b84700" style:shadow="none"/>
    </style:style>
    <style:style style:name="rststyle-textbody" style:family="paragraph" style:parent-style-name="Text_20_body" style:master-page-name="">
      <style:paragraph-properties fo:margin-top="0cm" fo:margin-bottom="0.101cm" style:page-number="auto" fo:background-color="transparent" style:shadow="none">
        <style:tab-stops/>
        <style:background-image/>
      </style:paragraph-properties>
      <style:text-properties style:font-name="Utopia-Regular" fo:font-size="10pt"/>
    </style:style>
    <style:style style:name="rststyle-codeblock-old" style:family="paragraph" style:parent-style-name="Preformatted_20_Text" style:master-page-name="">
      <style:paragraph-properties fo:margin-left="1cm" fo:margin-right="0cm" fo:text-indent="0cm" style:auto-text-indent="false" style:page-number="auto" fo:background-color="#e6e6e6" fo:padding="0.049cm" fo:border="0.018cm solid #000000" style:shadow="none">
        <style:background-image/>
      </style:paragraph-properties>
      <style:text-properties style:font-name="Consolas" fo:font-size="8pt"/>
    </style:style>
    <style:style style:name="rststyle-centeredtextbody" style:family="paragraph" style:parent-style-name="rststyle-textbody">
      <style:paragraph-properties fo:text-align="center" style:justify-single-word="false" style:shadow="none"/>
      <style:text-properties fo:color="#008000" style:font-name="Century Gothic" fo:font-size="11pt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.499cm" fo:text-indent="0cm" style:auto-text-indent="false" fo:background-color="#e6e6e6" fo:padding="0.049cm" fo:border="0.018cm solid #000000" style:shadow="none">
        <style:background-image/>
      </style:paragraph-properties>
      <style:text-properties style:font-name="Consolas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background-color="#ccccff" text:number-lines="false" text:line-number="0">
        <style:tab-stops>
          <style:tab-stop style:position="9.795cm" style:type="center"/>
          <style:tab-stop style:position="19.59cm" style:type="right"/>
        </style:tab-stops>
        <style:drop-cap style:lines="3"/>
        <style:background-image/>
      </style:paragraph-properties>
      <style:text-properties fo:color="#004586" fo:font-size="20pt" style:font-relief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style:use-window-font-color="true" style:font-name="Consolas1" fo:font-size="10pt" fo:font-weight="bold" fo:background-color="transparent"/>
    </style:style>
    <style:style style:name="rststyle-inlineliteral" style:family="text" style:parent-style-name="Example">
      <style:text-properties style:font-name="Consolas2" fo:font-size="10pt"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ff9966" style:font-name="Consolas" fo:font-size="10pt" fo:background-color="transparent"/>
    </style:style>
    <style:style style:name="rststyle-codeblock-string" style:family="text" style:parent-style-name="Teletype">
      <style:text-properties fo:color="#993366" style:font-name="Consolas" fo:font-size="10pt" fo:background-color="transparent"/>
    </style:style>
    <style:style style:name="rststyle-codeblock-number" style:family="text" style:parent-style-name="Teletype">
      <style:text-properties fo:color="#33a3a3" style:font-name="Consolas" fo:font-size="10pt" fo:background-color="transparent"/>
    </style:style>
    <style:style style:name="rststyle-codeblock-comment" style:family="text" style:parent-style-name="Teletype">
      <style:text-properties fo:color="#9966cc" style:font-name="Consolas" fo:font-size="10pt" fo:background-color="transparent"/>
    </style:style>
    <style:style style:name="rststyle-codeblock-classname" style:family="text" style:parent-style-name="Teletype">
      <style:text-properties fo:color="#ff0000" style:font-name="Consolas" fo:font-size="10pt" fo:background-color="transparent"/>
    </style:style>
    <style:style style:name="rststyle-codeblock-functionname" style:family="text" style:parent-style-name="Teletype">
      <style:text-properties fo:color="#008000" style:font-name="Consolas" fo:font-size="10pt" fo:background-color="transparent"/>
    </style:style>
    <style:style style:name="rststyle-codeblock-operator" style:family="text" style:parent-style-name="Teletype">
      <style:text-properties style:font-name="Consolas" fo:font-size="10pt" fo:background-color="transparent"/>
    </style:style>
    <style:style style:name="rststyle-codeblock-name" style:family="text" style:parent-style-name="Teletype">
      <style:text-properties fo:color="#000000" style:font-name="Consolas" fo:font-size="10pt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fo:color="#c90016" style:font-name="Standard Symbols L" style:font-name-asian="Standard Symbols L" style:font-name-complex="Standard Symbols L"/>
    </style:style>
    <style:style style:name="T2" style:family="text">
      <style:text-properties style:font-name="Standard Symbols L" style:font-name-asian="Standard Symbols L" style:font-name-complex="Standard Symbols L"/>
    </style:style>
    <style:style style:name="T3" style:family="text">
      <style:text-properties style:font-name="Futura LtCn BT"/>
    </style:style>
    <style:page-layout style:name="pm1">
      <style:page-layout-properties fo:page-width="21.59cm" fo:page-height="27.94cm" style:num-format="1" style:print-orientation="portrait" fo:margin-top="1cm" fo:margin-bottom="1cm" fo:margin-left="1cm" fo:margin-right="1cm" style:shadow="none" fo:background-color="transparent" style:register-truth-ref-style-name="Text_20_body" style:writing-mode="lr-tb" style:footnote-max-height="0cm">
        <style:background-image/>
        <style:columns fo:column-count="1" fo:column-gap="0cm">
          <style:column-sep style:width="0.002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span text:style-name="T1"></text:span><text:span text:style-name="T2"> </text:span><text:span text:style-name="T3">Real World Haskel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Chapitre 6 : les opérations d'entrées-sorties</dc:title>
    <meta:initial-creator>kib</meta:initial-creator>
    <meta:creation-date>2008-02-11T21:27:28</meta:creation-date>
    <dc:creator>kib</dc:creator>
    <dc:date>2008-02-12T14:25:32</dc:date>
    <meta:editing-cycles>8</meta:editing-cycles>
    <meta:editing-duration>PT9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49" meta:word-count="1325" meta:character-count="8153"/>
  </office:meta>
</office:document-meta>
</file>